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8.324cm"/>
    </style:style>
    <style:style style:name="co5" style:family="table-column">
      <style:table-column-properties fo:break-before="auto" style:column-width="8.186cm"/>
    </style:style>
    <style:style style:name="co6" style:family="table-column">
      <style:table-column-properties fo:break-before="auto" style:column-width="4.246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value-type" style:repeat-content="false" fo:wrap-option="wrap"/>
      <style:paragraph-properties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9" table:default-cell-style-name="ce2"/>
        <table:table-row table:style-name="ro2">
          <table:table-cell table:style-name="ce1" office:value-type="string">
            <text:p>Question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Complexity</text:p>
          </table:table-cell>
          <table:table-cell table:style-name="ce1" office:value-type="string">
            <text:p>Better Solution</text:p>
          </table:table-cell>
          <table:table-cell table:style-name="ce1" office:value-type="string">
            <text:p>Best Solution Complexity</text:p>
          </table:table-cell>
          <table:table-cell table:number-columns-repeated="1019"/>
        </table:table-row>
        <table:table-row table:style-name="ro3">
          <table:table-cell office:value-type="string">
            <text:p>Diameter of a Binary Tree(Max Path length between any two nodes in a tree)</text:p>
          </table:table-cell>
          <table:table-cell office:value-type="string">
            <text:p>Try to find all value of left_height+right_height+1 for each node and get the maximum value. OR Modify the height function to keep updating the ans variable whenever the lh+rh+1 is greater than our answer.</text:p>
          </table:table-cell>
          <table:table-cell office:value-type="string">
            <text:p>O(N)</text:p>
          </table:table-cell>
          <table:table-cell/>
          <table:table-cell office:value-type="string">
            <text:p>O(N)</text:p>
          </table:table-cell>
          <table:table-cell table:number-columns-repeated="1019"/>
        </table:table-row>
        <table:table-row table:style-name="ro5">
          <table:table-cell office:value-type="string">
            <text:p>Two Sum in A BST (return true if there are two nodes whose values add upto target)</text:p>
          </table:table-cell>
          <table:table-cell office:value-type="string">
            <text:p>Get all the nodes in a queue and for each node calculate target – node.val and try to find it in the BST. If found, return true.</text:p>
          </table:table-cell>
          <table:table-cell office:value-type="string">
            <text:p>O(nlogn)</text:p>
          </table:table-cell>
          <table:table-cell office:value-type="string">
            <text:p>Create an auxiliary array and store the inorder traversal of elements in the array. Inorder traversal of binary tree producess sorted data. Apply two pointer approach on the array, start_ptr = 0 and end_ptr = last_index. Sum up start_ptr and end_ptr, if sum = target then return 1 else if(sum &gt; target){ end_ptr--;}else{ start_ptr++;} and sum again and match with target until start_ptr &gt;= end_ptr </text:p>
          </table:table-cell>
          <table:table-cell office:value-type="string">
            <text:p>O(N)</text:p>
          </table:table-cell>
          <table:table-cell table:number-columns-repeated="1019"/>
        </table:table-row>
        <table:table-row table:style-name="ro6">
          <table:table-cell office:value-type="string">
            <text:p>Invert Binary Tree(for each node, left child becomes right child and right child becomes left child)</text:p>
          </table:table-cell>
          <table:table-cell office:value-type="string">
            <text:p>Recursively traverse left sub-tree and the go to right subtree and at the time of returning, point left ptr to right node and right ptr to left node and recursively return.</text:p>
          </table:table-cell>
          <table:table-cell office:value-type="string">
            <text:p>O(N)</text:p>
          </table:table-cell>
          <table:table-cell/>
          <table:table-cell office:value-type="string">
            <text:p>O(N)</text:p>
          </table:table-cell>
          <table:table-cell table:number-columns-repeated="1019"/>
        </table:table-row>
        <table:table-row table:style-name="ro7">
          <table:table-cell office:value-type="string">
            <text:p>Recover Binary Search Tree(Any 2 nodes of a binary Search tree are wrongly placed in a tree, we need to swap these nodes of tree without changing the structure)</text:p>
          </table:table-cell>
          <table:table-cell office:value-type="string">
            <text:p>Inorder Traversal of BST gives a sorted array. Create 3 ptr, prev, first_voilation and second_violation. Prev = it is the last node visited. Use prev to identify first voilation and then use prev to get the last voilation. Once first_voilation is initialised, do not update it. But keep updating last_voilation until whole tree is traversed.</text:p>
          </table:table-cell>
          <table:table-cell office:value-type="string">
            <text:p>O(N)</text:p>
          </table:table-cell>
          <table:table-cell/>
          <table:table-cell office:value-type="string">
            <text:p>O(N)</text:p>
          </table:table-cell>
          <table:table-cell table:number-columns-repeated="1019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8">28/10/2022</text:date>, <text:time>21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it Sehgal</meta:initial-creator>
    <meta:creation-date>2022-10-17T10:04:08.10</meta:creation-date>
    <dc:date>2022-10-28T21:57:35.26</dc:date>
    <dc:creator>Mohit Sehgal</dc:creator>
    <meta:editing-duration>PT1H4M24S</meta:editing-duration>
    <meta:editing-cycles>11</meta:editing-cycles>
    <meta:generator>OpenOffice/4.1.12$Win32 OpenOffice.org_project/4112m1$Build-9809</meta:generator>
    <meta:document-statistic meta:table-count="3" meta:cell-count="22" meta:object-count="0"/>
  </office:meta>
</office:document-meta>
</file>